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D9D9D9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style:vertical-align="middle" fo:wrap-option="wrap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Default" style:data-style-name="N0">
      <style:table-cell-properties style:vertical-align="middle" fo:background-color="#D9D9D9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5.13291666666667cm"/>
    </style:style>
    <style:style style:name="co2" style:family="table-column">
      <style:table-column-properties fo:break-before="auto" style:column-width="6.693958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14.2345833333333cm" style:use-optimal-column-width="true"/>
    </style:style>
    <style:style style:name="co5" style:family="table-column">
      <style:table-column-properties fo:break-before="auto" style:column-width="6.87916666666667cm" style:use-optimal-column-width="true"/>
    </style:style>
    <style:style style:name="co6" style:family="table-column">
      <style:table-column-properties fo:break-before="auto" style:column-width="15.5310416666667cm"/>
    </style:style>
    <style:style style:name="co7" style:family="table-column">
      <style:table-column-properties fo:break-before="auto" style:column-width="9.07520833333333cm" style:use-optimal-column-width="true"/>
    </style:style>
    <style:style style:name="co8" style:family="table-column">
      <style:table-column-properties fo:break-before="auto" style:column-width="6.29708333333333cm" style:use-optimal-column-width="true"/>
    </style:style>
    <style:style style:name="co9" style:family="table-column">
      <style:table-column-properties fo:break-before="auto" style:column-width="22.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7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odèl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Rôle</text:p>
          </table:table-cell>
          <table:table-cell office:value-type="string" table:style-name="ce1">
            <text:p>No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asse pour les comptes</text:p>
          </table:table-cell>
          <table:table-cell office:value-type="string" table:style-name="ce1">
            <text:p>compte.ph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asse pour les artistes</text:p>
          </table:table-cell>
          <table:table-cell office:value-type="string" table:style-name="ce1">
            <text:p>artiste.ph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asse pour les organisateurs</text:p>
          </table:table-cell>
          <table:table-cell office:value-type="string" table:style-name="ce1">
            <text:p>organisateur.ph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asse pour les représentations</text:p>
          </table:table-cell>
          <table:table-cell office:value-type="string" table:style-name="ce1">
            <text:p>representation.ph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asse pour les conversations</text:p>
          </table:table-cell>
          <table:table-cell office:value-type="string" table:style-name="ce1">
            <text:p>conversation.ph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asse pour les messages</text:p>
          </table:table-cell>
          <table:table-cell office:value-type="string" table:style-name="ce1">
            <text:p>message.ph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asse pour les concerts</text:p>
          </table:table-cell>
          <table:table-cell office:value-type="string" table:style-name="ce1">
            <text:p>concert.php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Contrôleurs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2">
          <table:table-cell office:value-type="string" table:style-name="ce2">
            <text:p>Rôle</text:p>
          </table:table-cell>
          <table:table-cell office:value-type="string" table:style-name="ce2">
            <text:p>Nom</text:p>
          </table:table-cell>
          <table:table-cell office:value-type="string" table:style-name="ce2">
            <text:p>Paramètres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Récupérer les informations concernant un artiste</text:p>
          </table:table-cell>
          <table:table-cell office:value-type="string" table:style-name="ce4">
            <text:p>afficher_detail_artiste.php</text:p>
          </table:table-cell>
          <table:table-cell office:value-type="string" table:style-name="ce5">
            <text:p>GET idArtiste - Identifiant du profil artiste à afficher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réparer et afficher le formulaire de création d'un profil artiste</text:p>
          </table:table-cell>
          <table:table-cell office:value-type="string" table:style-name="ce4">
            <text:p>afficher_form_crea_artiste.php</text:p>
          </table:table-cell>
          <table:table-cell office:value-type="string" table:style-name="ce4">
            <text:p>GET idCompte - Identifiant du compte sur lequel créer le profil artis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réparer et afficher le formulaire de création d'un compte</text:p>
          </table:table-cell>
          <table:table-cell office:value-type="string" table:style-name="ce4">
            <text:p>afficher_form_crea_compte.php</text:p>
          </table:table-cell>
          <table:table-cell office:value-type="string" table:style-name="ce4">
            <text:p>Néan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réparer et afficher le formulaire de création d'un nouveau concert</text:p>
          </table:table-cell>
          <table:table-cell office:value-type="string" table:style-name="ce4">
            <text:p>afficher_form_crea_concert.php</text:p>
          </table:table-cell>
          <table:table-cell office:value-type="string" table:style-name="ce4">
            <text:p>GET idArtiste - Identifiant de l'artiste qui propose le concert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Préparer et afficher le formulaire de création d'une nouvelle conversation</text:p>
          </table:table-cell>
          <table:table-cell office:value-type="string" table:style-name="ce4">
            <text:p>afficher_form_crea_conversation.php</text:p>
          </table:table-cell>
          <table:table-cell office:value-type="string" table:style-name="ce5">
            <text:p>GET idOrganisateur - Identifiant de l'oganisateur qui créé la conversation</text:p>
            <text:p>GET idArtiste - (Facultatif) Identifiant de l'artiste avec qui on veut parler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réparer et afficher le formulaire de création d'un profil organisateur</text:p>
          </table:table-cell>
          <table:table-cell office:value-type="string" table:style-name="ce4">
            <text:p>afficher_form_crea_organisateur.php</text:p>
          </table:table-cell>
          <table:table-cell office:value-type="string" table:style-name="ce4">
            <text:p>GET idCompte - Identifiant du compte sur lequel créer le profil organisateur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réparer et afficher le formulaire de création d'une représentation</text:p>
          </table:table-cell>
          <table:table-cell office:value-type="string" table:style-name="ce4">
            <text:p>afficher_form_crea_representation.php</text:p>
          </table:table-cell>
          <table:table-cell office:value-type="string" table:style-name="ce4">
            <text:p>GET idConcert - (Facultatif) Identifiant du concert pour lequel on crée une représenta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réparer et afficher la page de connexion</text:p>
          </table:table-cell>
          <table:table-cell office:value-type="string" table:style-name="ce4">
            <text:p>afficher_form_login.php</text:p>
          </table:table-cell>
          <table:table-cell office:value-type="string" table:style-name="ce4">
            <text:p>Néan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réparer et afficher le formulaire de modification des informations d'un artiste</text:p>
          </table:table-cell>
          <table:table-cell office:value-type="string" table:style-name="ce4">
            <text:p>afficher_form_modif_artiste.php</text:p>
          </table:table-cell>
          <table:table-cell office:value-type="string" table:style-name="ce4">
            <text:p>GET idArtiste - Identifiant du profil artiste à modifier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réparer et afficher le formulaire de modification d'un compte</text:p>
          </table:table-cell>
          <table:table-cell office:value-type="string" table:style-name="ce4">
            <text:p>afficher_form_modif_compte.php</text:p>
          </table:table-cell>
          <table:table-cell office:value-type="string" table:style-name="ce5">
            <text:p>GET idCompte - Identifiant du compte à modifier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réparer et afficher le formulaire de modification d'un concert</text:p>
          </table:table-cell>
          <table:table-cell office:value-type="string" table:style-name="ce4">
            <text:p>afficher_form_modif_concert.php</text:p>
          </table:table-cell>
          <table:table-cell office:value-type="string" table:style-name="ce5">
            <text:p>GET idConcert - Identifiant du concert à modifier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réparer et afficher le formulaire de modification des informations d'un organisateur</text:p>
          </table:table-cell>
          <table:table-cell office:value-type="string" table:style-name="ce4">
            <text:p>afficher_form_modif_organisateur.php</text:p>
          </table:table-cell>
          <table:table-cell office:value-type="string" table:style-name="ce4">
            <text:p>GET idOrganisateur - Identifiant du profil organisateur à modifier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réparer et afficher le formulaire de modification d'une représentation</text:p>
          </table:table-cell>
          <table:table-cell office:value-type="string" table:style-name="ce4">
            <text:p>afficher_form_modif_representation.php</text:p>
          </table:table-cell>
          <table:table-cell office:value-type="string" table:style-name="ce5">
            <text:p>GET idRepresentation - Identifiant de la représenta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réparer et afficher les informations du profil artiste</text:p>
          </table:table-cell>
          <table:table-cell office:value-type="string" table:style-name="ce4">
            <text:p>afficher_profil_artiste.php</text:p>
          </table:table-cell>
          <table:table-cell office:value-type="string" table:style-name="ce5">
            <text:p>GET idCompte - Identifiant du comp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réparer et afficher les informations du profil organisateur</text:p>
          </table:table-cell>
          <table:table-cell office:value-type="string" table:style-name="ce4">
            <text:p>afficher_profil_organisateur.php</text:p>
          </table:table-cell>
          <table:table-cell office:value-type="string" table:style-name="ce5">
            <text:p>GET idCompte - Identifiant du compte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Change le statut d'une conversation</text:p>
          </table:table-cell>
          <table:table-cell office:value-type="string" table:style-name="ce4">
            <text:p>changer_statut_conversation.php</text:p>
          </table:table-cell>
          <table:table-cell office:value-type="string" table:style-name="ce5">
            <text:p>GET idConversation - Identifiant de la conversation à archiver</text:p>
            <text:p>GET statut - Nouveau statut de la conversation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Change le statut d'un message</text:p>
          </table:table-cell>
          <table:table-cell office:value-type="string" table:style-name="ce4">
            <text:p>changer_statut_message.php</text:p>
          </table:table-cell>
          <table:table-cell office:value-type="string" table:style-name="ce5">
            <text:p>GET idMessage - Identifiant du message à changer</text:p>
            <text:p>OU</text:p>
            <text:p>GET idConversation - Identifiant de la conversation des messages à changer</text:p>
            <text:p/>
            <text:p>GET statut - Nouveau statut de la conversa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réer un compte</text:p>
          </table:table-cell>
          <table:table-cell office:value-type="string" table:style-name="ce4">
            <text:p>creer_compte.php</text:p>
          </table:table-cell>
          <table:table-cell office:value-type="string" table:style-name="ce4">
            <text:p>POST - Informations pour créer le compte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Créer un nouveau concert</text:p>
          </table:table-cell>
          <table:table-cell office:value-type="string" table:style-name="ce4">
            <text:p>creer_concert.php</text:p>
          </table:table-cell>
          <table:table-cell office:value-type="string" table:style-name="ce5">
            <text:p>GET idArtiste - Identifiant du profil artiste à l'initiative du concert</text:p>
            <text:p>POST - Tableau des informations sur le concert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Créer une nouvelle conversation</text:p>
          </table:table-cell>
          <table:table-cell office:value-type="string" table:style-name="ce4">
            <text:p>creer_conversation.php</text:p>
          </table:table-cell>
          <table:table-cell office:value-type="string" table:style-name="ce5">
            <text:p>GET idOrganisateur - Identifiant du profil organisateur à l'initiative de la conversation</text:p>
            <text:p>POST - Tableau des informations sur la conversation et le message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Créer un nouveau message</text:p>
          </table:table-cell>
          <table:table-cell office:value-type="string" table:style-name="ce4">
            <text:p>creer_message.php</text:p>
          </table:table-cell>
          <table:table-cell office:value-type="string" table:style-name="ce5">
            <text:p>GET idConversation - Identifiant du profil organisateur à l'initiative de la conversation</text:p>
            <text:p>POST - Tableau des informations du message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Créer le profil artiste pour un compte</text:p>
          </table:table-cell>
          <table:table-cell office:value-type="string" table:style-name="ce6">
            <text:p>creer_profil_artiste.php</text:p>
          </table:table-cell>
          <table:table-cell office:value-type="string" table:style-name="ce5">
            <text:p>GET idCompte - Identifiant du compte rattaché au profil artiste</text:p>
            <text:p>POST - Tableau des informations sur l'artiste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Créer le profil organisateur pour un compte</text:p>
          </table:table-cell>
          <table:table-cell office:value-type="string" table:style-name="ce4">
            <text:p>creer_profil_organisateur.php</text:p>
          </table:table-cell>
          <table:table-cell office:value-type="string" table:style-name="ce5">
            <text:p>GET idCompte - Identifiant du compte rattaché au profil organisateur</text:p>
            <text:p>POST - Tableau des informations sur l'organisateur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réer une représentation</text:p>
          </table:table-cell>
          <table:table-cell office:value-type="string" table:style-name="ce4">
            <text:p>creer_representation.php</text:p>
          </table:table-cell>
          <table:table-cell office:value-type="string" table:style-name="ce5">
            <text:p>POST - Tableau des informations sur la représenta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Index de l'application, affiche la liste des artistes et des concerts</text:p>
          </table:table-cell>
          <table:table-cell office:value-type="string" table:style-name="ce4">
            <text:p>index.php</text:p>
          </table:table-cell>
          <table:table-cell office:value-type="string" table:style-name="ce4">
            <text:p>Néan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fficher la liste des artistes</text:p>
          </table:table-cell>
          <table:table-cell office:value-type="string" table:style-name="ce4">
            <text:p>lister_artistes.php</text:p>
          </table:table-cell>
          <table:table-cell office:value-type="string" table:style-name="ce4">
            <text:p>Néan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fficher la liste des concerts</text:p>
          </table:table-cell>
          <table:table-cell office:value-type="string" table:style-name="ce4">
            <text:p>lister_concerts.php</text:p>
          </table:table-cell>
          <table:table-cell office:value-type="string" table:style-name="ce5">
            <text:p>Néan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fficher la liste des conversations pour un compte</text:p>
          </table:table-cell>
          <table:table-cell office:value-type="string" table:style-name="ce4">
            <text:p>lister_conversations.php</text:p>
          </table:table-cell>
          <table:table-cell office:value-type="string" table:style-name="ce5">
            <text:p>Néan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fficher la liste des messages d'une conversation</text:p>
          </table:table-cell>
          <table:table-cell office:value-type="string" table:style-name="ce4">
            <text:p>lister_messages.php</text:p>
          </table:table-cell>
          <table:table-cell office:value-type="string" table:style-name="ce4">
            <text:p>GET idConversation - Identifiant d'une conversa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fficher la liste des representations</text:p>
          </table:table-cell>
          <table:table-cell office:value-type="string" table:style-name="ce4">
            <text:p>lister_representations.php</text:p>
          </table:table-cell>
          <table:table-cell office:value-type="string" table:style-name="ce4">
            <text:p>Néant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Modifier les informations d'un profil artiste</text:p>
          </table:table-cell>
          <table:table-cell office:value-type="string" table:style-name="ce4">
            <text:p>modifier_artiste.php</text:p>
          </table:table-cell>
          <table:table-cell office:value-type="string" table:style-name="ce5">
            <text:p>GET idArtiste - Identifiant du profil artiste à modifier</text:p>
            <text:p>POST - Informations du formulaire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Modifier les informations d'un compte</text:p>
          </table:table-cell>
          <table:table-cell office:value-type="string" table:style-name="ce4">
            <text:p>modifier_compte.php</text:p>
          </table:table-cell>
          <table:table-cell office:value-type="string" table:style-name="ce5">
            <text:p>GET idCompte - Identifiant du compte à modifier</text:p>
            <text:p>POST - Informations à modifier du compte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Modifier un concert</text:p>
          </table:table-cell>
          <table:table-cell office:value-type="string" table:style-name="ce4">
            <text:p>modifier_concert.php</text:p>
          </table:table-cell>
          <table:table-cell office:value-type="string" table:style-name="ce5">
            <text:p>GET idConcert - Identifiant du concert à modifier</text:p>
            <text:p>POST - Tableau des informations sur le concert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Modifier les informations d'un profil organisateur</text:p>
          </table:table-cell>
          <table:table-cell office:value-type="string" table:style-name="ce4">
            <text:p>modifier_organisateur.php</text:p>
          </table:table-cell>
          <table:table-cell office:value-type="string" table:style-name="ce5">
            <text:p>GET idOrganisateur - Identifiant du profil organisateur à modifier</text:p>
            <text:p>POST - Informations du formulaire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Modifier une représentation</text:p>
          </table:table-cell>
          <table:table-cell office:value-type="string" table:style-name="ce4">
            <text:p>modifier_representation.php</text:p>
          </table:table-cell>
          <table:table-cell office:value-type="string" table:style-name="ce5">
            <text:p>GET idRepresentation - Identifiant de la représentation à modifier</text:p>
            <text:p>POST - Tableau des informations sur la représenta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upprimer un concert</text:p>
          </table:table-cell>
          <table:table-cell office:value-type="string" table:style-name="ce4">
            <text:p>supprimer_concert.php</text:p>
          </table:table-cell>
          <table:table-cell office:value-type="string" table:style-name="ce5">
            <text:p>GET idConcert - Identifiant du concert à supprimer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upprimer une représentation</text:p>
          </table:table-cell>
          <table:table-cell office:value-type="string" table:style-name="ce4">
            <text:p>supprimer_representation.php</text:p>
          </table:table-cell>
          <table:table-cell office:value-type="string" table:style-name="ce5">
            <text:p>GET idRepresentation - Identifiant de la représentation à supprimer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Vérifier les informations de connexion</text:p>
          </table:table-cell>
          <table:table-cell office:value-type="string" table:style-name="ce4">
            <text:p>verifier_connexion.php</text:p>
          </table:table-cell>
          <table:table-cell office:value-type="string" table:style-name="ce5">
            <text:p>POST - Informations de connexion</text:p>
          </table:table-cell>
          <table:table-cell table:number-columns-repeated="16381"/>
        </table:table-row>
        <table:table-row table:number-rows-repeated="1048537" table:style-name="ro1">
          <table:table-cell table:number-columns-repeated="16384"/>
        </table:table-row>
      </table:table>
      <table:table table:name="Vues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16381" table:default-cell-style-name="ce1"/>
        <table:table-row table:style-name="ro2">
          <table:table-cell office:value-type="string" table:style-name="ce7">
            <text:p>Rôle</text:p>
          </table:table-cell>
          <table:table-cell office:value-type="string" table:style-name="ce7">
            <text:p>Nom</text:p>
          </table:table-cell>
          <table:table-cell office:value-type="string" table:style-name="ce7">
            <text:p>Paramètres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9">
            <text:p>Fragments</text:p>
          </table:table-cell>
          <table:covered-table-cell table:number-columns-repeated="2"/>
          <table:table-cell table:number-columns-repeated="16381"/>
        </table:table-row>
        <table:table-row table:style-name="ro3">
          <table:table-cell office:value-type="string" table:style-name="ce4">
            <text:p>Menu de l'application</text:p>
          </table:table-cell>
          <table:table-cell office:value-type="string" table:style-name="ce4">
            <text:p>menu.php</text:p>
          </table:table-cell>
          <table:table-cell office:value-type="string" table:style-name="ce8">
            <text:p>SESSION - Elements de la session</text:p>
            <text:p>$objCompte - Objet du compte connecté (ou non)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Tableau des artistes</text:p>
          </table:table-cell>
          <table:table-cell office:value-type="string" table:style-name="ce4">
            <text:p>tableau_artistes.php</text:p>
          </table:table-cell>
          <table:table-cell office:value-type="string" table:style-name="ce8">
            <text:p>$arrayArtistes - Tableau d'objets artiste indexé sur l'i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Tableau des concerts</text:p>
          </table:table-cell>
          <table:table-cell office:value-type="string" table:style-name="ce4">
            <text:p>tableau_concerts.php</text:p>
          </table:table-cell>
          <table:table-cell office:value-type="string" table:style-name="ce8">
            <text:p>$arrayConcerts - Tableau d'objets concert indexé sur l'i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Tableau des représentations</text:p>
          </table:table-cell>
          <table:table-cell office:value-type="string" table:style-name="ce4">
            <text:p>tableau_representations.php</text:p>
          </table:table-cell>
          <table:table-cell office:value-type="string" table:style-name="ce8">
            <text:p>$arrayRepresentations - Tableau d'objets representation indexé sur l'id</text:p>
          </table:table-cell>
          <table:table-cell table:number-columns-repeated="16381"/>
        </table:table-row>
        <table:table-row table:style-name="ro1">
          <table:table-cell table:number-columns-repeated="2" table:style-name="ce4"/>
          <table:table-cell table:style-name="ce8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9">
            <text:p>Pages</text:p>
          </table:table-cell>
          <table:covered-table-cell table:number-columns-repeated="2"/>
          <table:table-cell table:number-columns-repeated="16381"/>
        </table:table-row>
        <table:table-row table:style-name="ro3">
          <table:table-cell office:value-type="string" table:style-name="ce4">
            <text:p>Page d'accueil accessible au public</text:p>
          </table:table-cell>
          <table:table-cell office:value-type="string" table:style-name="ce4">
            <text:p>accueil_public.php</text:p>
          </table:table-cell>
          <table:table-cell office:value-type="string" table:style-name="ce8">
            <text:p>$arrayArtistes - Tableau d'objets d'artistes</text:p>
            <text:p>$arrayConcerts - Tableau d'objets de concerts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Page d'informations sur un artiste</text:p>
          </table:table-cell>
          <table:table-cell office:value-type="string" table:style-name="ce4">
            <text:p>details_artiste.php</text:p>
          </table:table-cell>
          <table:table-cell office:value-type="string" table:style-name="ce8">
            <text:p>$objArtiste - Objet de l'artiste</text:p>
            <text:p>$arrayConcerts - Tableau d'objets concert de l'artiste indexé par l'i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ormulaire de création d'un compte</text:p>
          </table:table-cell>
          <table:table-cell office:value-type="string" table:style-name="ce4">
            <text:p>form_crea_compte.php</text:p>
          </table:table-cell>
          <table:table-cell office:value-type="string" table:style-name="ce1">
            <text:p>Néan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ormulaire de création d'un concert</text:p>
          </table:table-cell>
          <table:table-cell office:value-type="string" table:style-name="ce4">
            <text:p>form_crea_concert.php</text:p>
          </table:table-cell>
          <table:table-cell office:value-type="string" table:style-name="ce8">
            <text:p>$idArtiste - Identifiant de l'artiste à l'origine du concert</text:p>
          </table:table-cell>
          <table:table-cell table:number-columns-repeated="16381"/>
        </table:table-row>
        <table:table-row table:style-name="ro5">
          <table:table-cell office:value-type="string" table:style-name="ce4">
            <text:p>Formulaire de création d'une conversation</text:p>
          </table:table-cell>
          <table:table-cell office:value-type="string" table:style-name="ce4">
            <text:p>form_crea_conversation.php</text:p>
          </table:table-cell>
          <table:table-cell office:value-type="string" table:style-name="ce8">
            <text:p>$idOrganisateur - Identifiant de l'organisateir qui créé la conversation</text:p>
            <text:p>$idArtiste - Facultatif, identifiant du profil artiste que l'on veut contacter</text:p>
            <text:p>$arrayArtistes - Tableau d'objet des artistes qui peuvent être contacter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ormulaire de création d'un profil artiste</text:p>
          </table:table-cell>
          <table:table-cell office:value-type="string" table:style-name="ce4">
            <text:p>form_crea_profil_artiste.php</text:p>
          </table:table-cell>
          <table:table-cell office:value-type="string" table:style-name="ce1">
            <text:p>$idCompte - Identifiant du compte auquel attaché le profil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ormulaire de création d'un profil organisateur</text:p>
          </table:table-cell>
          <table:table-cell office:value-type="string" table:style-name="ce4">
            <text:p>form_crea_profil_organisateur.php</text:p>
          </table:table-cell>
          <table:table-cell office:value-type="string" table:style-name="ce1">
            <text:p>$idCompte - Identifiant du compte auquel attaché le profil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Formulaire de création d'une représentation</text:p>
          </table:table-cell>
          <table:table-cell office:value-type="string" table:style-name="ce4">
            <text:p>form_crea_representation.php</text:p>
          </table:table-cell>
          <table:table-cell office:value-type="string" table:style-name="ce8">
            <text:p>$idConcert - (Facultatif) Identifiant du concert pour lequel on va organiser une représentation</text:p>
            <text:p>$arrayConcerts - Liste des concerts possibl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ormulaire de connexion à l'application</text:p>
          </table:table-cell>
          <table:table-cell office:value-type="string" table:style-name="ce4">
            <text:p>form_login.php</text:p>
          </table:table-cell>
          <table:table-cell office:value-type="string" table:style-name="ce1">
            <text:p>Néan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ormulaire de modification d'un compte artiste</text:p>
          </table:table-cell>
          <table:table-cell office:value-type="string" table:style-name="ce4">
            <text:p>form_modif_artiste.php</text:p>
          </table:table-cell>
          <table:table-cell office:value-type="string" table:style-name="ce8">
            <text:p>$objArtiste - Objet de l'artiste à modifier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ormulaire de modification d'un compte</text:p>
          </table:table-cell>
          <table:table-cell office:value-type="string" table:style-name="ce4">
            <text:p>form_modif_compte.php</text:p>
          </table:table-cell>
          <table:table-cell office:value-type="string" table:style-name="ce1">
            <text:p>$objCompteModif - Objet du compte à modifier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ormulaire de modification d'un concert</text:p>
          </table:table-cell>
          <table:table-cell office:value-type="string" table:style-name="ce4">
            <text:p>form_modif_concert.php</text:p>
          </table:table-cell>
          <table:table-cell office:value-type="string" table:style-name="ce8">
            <text:p>$objConcert - Objet du concert à modifier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ormulaire de modification d'un compte organisateur</text:p>
          </table:table-cell>
          <table:table-cell office:value-type="string" table:style-name="ce4">
            <text:p>form_modif_organisateur.php</text:p>
          </table:table-cell>
          <table:table-cell office:value-type="string" table:style-name="ce8">
            <text:p>$objOrganisateur - Objet de l'organisateur à modifier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Formulaire de modification d'une représentation</text:p>
          </table:table-cell>
          <table:table-cell office:value-type="string" table:style-name="ce4">
            <text:p>form_modif_representation.php</text:p>
          </table:table-cell>
          <table:table-cell office:value-type="string" table:style-name="ce8">
            <text:p>$objRepresentation - Objet de la représentation à modifier</text:p>
            <text:p><text:s/>$arrayConcerts - Tableau indexé sur l'id des concerts possibles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Liste des artistes</text:p>
          </table:table-cell>
          <table:table-cell office:value-type="string" table:style-name="ce4">
            <text:p>liste_artistes.php</text:p>
          </table:table-cell>
          <table:table-cell office:value-type="string" table:style-name="ce1">
            <text:p>$arrayArtistes - Tableau d'objets artiste indexé sur l'i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Liste des concerts</text:p>
          </table:table-cell>
          <table:table-cell office:value-type="string" table:style-name="ce4">
            <text:p>liste_concerts.php</text:p>
          </table:table-cell>
          <table:table-cell office:value-type="string" table:style-name="ce8">
            <text:p>$arrayConcerts - Tableau d'objets concerts indexé sur l'id</text:p>
          </table:table-cell>
          <table:table-cell table:number-columns-repeated="16381"/>
        </table:table-row>
        <table:table-row table:style-name="ro5">
          <table:table-cell office:value-type="string" table:style-name="ce4">
            <text:p>Liste des conversations</text:p>
          </table:table-cell>
          <table:table-cell office:value-type="string" table:style-name="ce4">
            <text:p>liste_conversation.php</text:p>
          </table:table-cell>
          <table:table-cell office:value-type="string" table:style-name="ce8">
            <text:p>$objCompte - Objet du compte connecté</text:p>
            <text:p>$arrayConversationsArtiste - Tableau indexé par l'id d'objets conversation où le compte intervient comme artiste</text:p>
            <text:p>$arrayConversationsOrganisateur - Tableau indexé par l'id d'objets de concerts où le compte intervient comme organisateur</text:p>
          </table:table-cell>
          <table:table-cell table:number-columns-repeated="16381"/>
        </table:table-row>
        <table:table-row table:style-name="ro5">
          <table:table-cell office:value-type="string" table:style-name="ce4">
            <text:p>Liste des messages</text:p>
          </table:table-cell>
          <table:table-cell office:value-type="string" table:style-name="ce4">
            <text:p>liste_messages.php</text:p>
          </table:table-cell>
          <table:table-cell office:value-type="string" table:style-name="ce8">
            <text:p>$objCompte - Objet du compte connecté</text:p>
            <text:p>$arrayMessages - Tableau indexé par l'id d'objets message concernant la conversation</text:p>
            <text:p>$objConversation - Objet de la conversa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Liste des représenations</text:p>
          </table:table-cell>
          <table:table-cell office:value-type="string" table:style-name="ce4">
            <text:p>liste_representation.php</text:p>
          </table:table-cell>
          <table:table-cell office:value-type="string" table:style-name="ce1">
            <text:p>$arrayRepresentations - Tableau d'objets representation indexé sur l'id</text:p>
          </table:table-cell>
          <table:table-cell table:number-columns-repeated="16381"/>
        </table:table-row>
        <table:table-row table:style-name="ro5">
          <table:table-cell office:value-type="string" table:style-name="ce4">
            <text:p>Page du profil artiste</text:p>
          </table:table-cell>
          <table:table-cell office:value-type="string" table:style-name="ce4">
            <text:p>profil_artiste.php</text:p>
          </table:table-cell>
          <table:table-cell office:value-type="string" table:style-name="ce8">
            <text:p>$objArtiste - Objet de l'artiste</text:p>
            <text:p>$arrayConcerts - Tableau d'objets concert</text:p>
            <text:p>$arrayRepresentations - Tableau d'objets representation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Page du profil organisateur</text:p>
          </table:table-cell>
          <table:table-cell office:value-type="string" table:style-name="ce4">
            <text:p>profil_organisateur.php</text:p>
          </table:table-cell>
          <table:table-cell office:value-type="string" table:style-name="ce8">
            <text:p>$objOrganisateur - Objet de l'organisateur</text:p>
            <text:p>$arrayRepresentations - Tableau d'objets representation</text:p>
          </table:table-cell>
          <table:table-cell table:number-columns-repeated="16381"/>
        </table:table-row>
        <table:table-row table:number-rows-repeated="1048547" table:style-name="ro1">
          <table:table-cell table:number-columns-repeated="16384"/>
        </table:table-row>
      </table:table>
      <table:database-ranges>
        <table:database-range table:target-range-address="Contrôleurs.A2:Contrôleurs.C39">
          <table:sort>
            <table:sort-by table:field-number="1"/>
          </table:sort>
        </table:database-range>
        <table:database-range table:target-range-address="Vues.A10:Vues.C29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Mickaël Durand</meta:initial-creator>
    <dc:creator>Mickaël Durand</dc:creator>
    <meta:creation-date>2024-04-19T10:11:07Z</meta:creation-date>
    <dc:date>2024-04-26T07:46:56Z</dc:date>
  </office:meta>
</office:document-meta>
</file>